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8e281" officeooo:paragraph-rsid="0008e28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itrc@sitrc-OptiPlex-3040:~$ mongo</text:p>
      <text:p text:style-name="P1">MongoDB shell version: 2.4.9</text:p>
      <text:p text:style-name="P1">connecting to: test</text:p>
      <text:p text:style-name="P1">Server has startup warnings: </text:p>
      <text:p text:style-name="P1">Wed Sep 27 10:03:58.743 [initandlisten] </text:p>
      <text:p text:style-name="P1">Wed Sep 27 10:03:58.743 [initandlisten] ** NOTE: This is a 32 bit MongoDB binary.</text:p>
      <text:p text:style-name="P1">Wed Sep 27 10:03:58.743 [initandlisten] ** <text:s text:c="6"/>32 bit builds are limited to less than 2GB of data (or less with --journal).</text:p>
      <text:p text:style-name="P1">Wed Sep 27 10:03:58.743 [initandlisten] ** <text:s text:c="6"/>See http://dochub.mongodb.org/core/32bit</text:p>
      <text:p text:style-name="P1">Wed Sep 27 10:03:58.743 [initandlisten] </text:p>
      <text:p text:style-name="P1">&gt; use mydb</text:p>
      <text:p text:style-name="P1">switched to db mydb</text:p>
      <text:p text:style-name="P1">&gt; show dbs</text:p>
      <text:p text:style-name="P1">local<text:tab/>0.03125GB</text:p>
      <text:p text:style-name="P1">mydb<text:tab/>0.0625GB</text:p>
      <text:p text:style-name="P1">test<text:tab/>0.0625GB</text:p>
      <text:p text:style-name="P1">&gt; db.createCollection("products")</text:p>
      <text:p text:style-name="P1">{ "ok" : 1 }</text:p>
      <text:p text:style-name="P1">&gt; db.products.insert( { item: "card", qty: 15 },{item:"car",qty:10} )</text:p>
      <text:p text:style-name="P1">&gt; db.post.save( { item: "card", qty: 15 },{item:"car",qty:10} )</text:p>
      <text:p text:style-name="P1">&gt; db.products.find()</text:p>
      <text:p text:style-name="P1">{ "_id" : ObjectId("59cb40c2ce15e26a17f6b93f"), "item" : "card", "qty" : 15 }</text:p>
      <text:p text:style-name="P1">&gt; db.products.insert( { item: "car", qty: 10 })</text:p>
      <text:p text:style-name="P1">&gt; db.products.find()</text:p>
      <text:p text:style-name="P1">{ "_id" : ObjectId("59cb40c2ce15e26a17f6b93f"), "item" : "card", "qty" : 15 }</text:p>
      <text:p text:style-name="P1">{ "_id" : ObjectId("59cb413ace15e26a17f6b941"), "item" : "car", "qty" : 10 }</text:p>
      <text:p text:style-name="P1">&gt; db.products.find().pretty()</text:p>
      <text:p text:style-name="P1">{</text:p>
      <text:p text:style-name="P1"><text:tab/>"_id" : ObjectId("59cb40c2ce15e26a17f6b93f"),</text:p>
      <text:p text:style-name="P1"><text:tab/>"item" : "card",</text:p>
      <text:p text:style-name="P1"><text:tab/>"qty" : 15</text:p>
      <text:p text:style-name="P1">}</text:p>
      <text:p text:style-name="P1">{ "_id" : ObjectId("59cb413ace15e26a17f6b941"), "item" : "car", "qty" : 10 }</text:p>
      <text:p text:style-name="P1">&gt; db.products.find({item:"card", item:"car"}).pretty()</text:p>
      <text:p text:style-name="P1">{ "_id" : ObjectId("59cb413ace15e26a17f6b941"), "item" : "car", "qty" : 10 }</text:p>
      <text:p text:style-name="P1">&gt; db.products.find({$or: [{item: "card"}, {item:"car"}]}).pretty()</text:p>
      <text:p text:style-name="P1">{</text:p>
      <text:p text:style-name="P1"><text:tab/>"_id" : ObjectId("59cb40c2ce15e26a17f6b93f"),</text:p>
      <text:p text:style-name="P1"><text:tab/>"item" : "card",</text:p>
      <text:p text:style-name="P1"><text:tab/>"qty" : 15</text:p>
      <text:p text:style-name="P1">}</text:p>
      <text:p text:style-name="P1">{ "_id" : ObjectId("59cb413ace15e26a17f6b941"), "item" : "car", "qty" : 10 }</text:p>
      <text:p text:style-name="P1">&gt; db.products.update({'item':'car'},{$set:{'item':'vehicle'}})</text:p>
      <text:p text:style-name="P1">&gt; db.products.find().pretty()</text:p>
      <text:p text:style-name="P1">{</text:p>
      <text:p text:style-name="P1"><text:tab/>"_id" : ObjectId("59cb40c2ce15e26a17f6b93f"),</text:p>
      <text:p text:style-name="P1"><text:tab/>"item" : "card",</text:p>
      <text:p text:style-name="P1"><text:tab/>"qty" : 15</text:p>
      <text:p text:style-name="P1">}</text:p>
      <text:p text:style-name="P1">{</text:p>
      <text:p text:style-name="P1"><text:tab/>"_id" : ObjectId("59cb413ace15e26a17f6b941"),</text:p>
      <text:p text:style-name="P1"><text:tab/>"item" : "vehicle",</text:p>
      <text:p text:style-name="P1"><text:soft-page-break/><text:tab/>"qty" : 10</text:p>
      <text:p text:style-name="P1">}</text:p>
      <text:p text:style-name="P1">&gt; db.products.find({},{"item":10,_id:0})</text:p>
      <text:p text:style-name="P1">{ "item" : "card" }</text:p>
      <text:p text:style-name="P1">{ "item" : "vehicle" }</text:p>
      <text:p text:style-name="P1">&gt; db.products.find({},{"items":15,_id:0}).limit(2)</text:p>
      <text:p text:style-name="P1">{ <text:s/>}</text:p>
      <text:p text:style-name="P1">{ <text:s/>}</text:p>
      <text:p text:style-name="P1">&gt; db.products.find({},{"items":15,_id:0}).limit(1)</text:p>
      <text:p text:style-name="P1">{ <text:s/>}</text:p>
      <text:p text:style-name="P1">&gt; db.products.find({},{"item":15,_id:0}).sort({"item":-1})</text:p>
      <text:p text:style-name="P1">{ "item" : "vehicle" }</text:p>
      <text:p text:style-name="P1">{ "item" : "card" }</text:p>
      <text:p text:style-name="P1">&gt; db.products.find({},{"item":1,_id:0}).limit(1).skip(1)</text:p>
      <text:p text:style-name="P1">{ "item" : "vehicle" }</text:p>
      <text:p text:style-name="P1">&gt; db.products.drop()</text:p>
      <text:p text:style-name="P1">true</text:p>
      <text:p text:style-name="P1">&gt; db.products.find()</text:p>
      <text:p text:style-name="P1">&gt; db.dropDatabase()</text:p>
      <text:p text:style-name="P1">{ "dropped" : "mydb", "ok" : 1 }</text:p>
      <text:p text:style-name="P1">&gt; show dbs</text:p>
      <text:p text:style-name="P1">local<text:tab/>0.03125GB</text:p>
      <text:p text:style-name="P1">test<text:tab/>0.0625GB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7T11:57:56.406580658</meta:creation-date>
    <dc:date>2017-09-27T12:00:11.663429610</dc:date>
    <meta:editing-duration>P0D</meta:editing-duration>
    <meta:editing-cycles>1</meta:editing-cycles>
    <meta:document-statistic meta:table-count="0" meta:image-count="0" meta:object-count="0" meta:page-count="2" meta:paragraph-count="74" meta:word-count="307" meta:character-count="2411" meta:non-whitespace-character-count="2075"/>
    <meta:generator>LibreOffice/4.2.8.2$Linux_x86 LibreOffice_project/420m0$Build-2</meta:generator>
  </office:meta>
</office:document-meta>
</file>